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language="fr" fo:country="CH" officeooo:paragraph-rsid="0000a553"/>
    </style:style>
    <style:style style:name="P2" style:family="paragraph" style:parent-style-name="Footer">
      <style:text-properties fo:language="fr" fo:country="CH" officeooo:rsid="0000a553" officeooo:paragraph-rsid="0000a553"/>
    </style:style>
    <style:style style:name="P3" style:family="paragraph" style:parent-style-name="Text_20_body">
      <style:text-properties fo:language="fr" fo:country="CH" style:text-underline-style="solid" style:text-underline-width="auto" style:text-underline-color="font-color" officeooo:rsid="0000a553" officeooo:paragraph-rsid="0000a553"/>
    </style:style>
    <style:style style:name="P4" style:family="paragraph" style:parent-style-name="Text_20_body">
      <style:text-properties fo:language="fr" fo:country="CH" style:text-underline-style="solid" style:text-underline-width="auto" style:text-underline-color="font-color" officeooo:rsid="00040f60" officeooo:paragraph-rsid="00040f60"/>
    </style:style>
    <style:style style:name="P5" style:family="paragraph" style:parent-style-name="Text_20_body">
      <style:text-properties fo:language="fr" fo:country="CH" style:text-underline-style="solid" style:text-underline-width="auto" style:text-underline-color="font-color" officeooo:rsid="000502d7" officeooo:paragraph-rsid="000502d7"/>
    </style:style>
    <style:style style:name="P6" style:family="paragraph" style:parent-style-name="Text_20_body">
      <style:text-properties fo:language="fr" fo:country="CH" style:text-underline-style="solid" style:text-underline-width="auto" style:text-underline-color="font-color" officeooo:rsid="00081b67" officeooo:paragraph-rsid="00081b67"/>
    </style:style>
    <style:style style:name="P7" style:family="paragraph" style:parent-style-name="Text_20_body">
      <style:text-properties fo:language="fr" fo:country="CH" style:text-underline-style="none" officeooo:rsid="0000a553" officeooo:paragraph-rsid="0000a553"/>
    </style:style>
    <style:style style:name="P8" style:family="paragraph" style:parent-style-name="Text_20_body">
      <style:text-properties fo:language="fr" fo:country="CH" style:text-underline-style="none" officeooo:rsid="00040f60" officeooo:paragraph-rsid="00040f60"/>
    </style:style>
    <style:style style:name="P9" style:family="paragraph" style:parent-style-name="Text_20_body">
      <style:text-properties fo:language="fr" fo:country="CH" style:text-underline-style="none" officeooo:rsid="00040f60" officeooo:paragraph-rsid="000502d7"/>
    </style:style>
    <style:style style:name="P10" style:family="paragraph" style:parent-style-name="Text_20_body">
      <style:text-properties fo:language="fr" fo:country="CH" style:text-underline-style="none" officeooo:rsid="000502d7" officeooo:paragraph-rsid="000502d7"/>
    </style:style>
    <style:style style:name="P11" style:family="paragraph" style:parent-style-name="Text_20_body">
      <style:text-properties fo:language="fr" fo:country="CH" fo:font-style="normal" style:text-underline-style="solid" style:text-underline-width="auto" style:text-underline-color="font-color" officeooo:rsid="000502d7" officeooo:paragraph-rsid="000502d7" style:font-style-asian="normal" style:font-style-complex="normal"/>
    </style:style>
    <style:style style:name="P12" style:family="paragraph" style:parent-style-name="Text_20_body">
      <style:text-properties fo:language="fr" fo:country="CH" fo:font-style="normal" style:text-underline-style="solid" style:text-underline-width="auto" style:text-underline-color="font-color" officeooo:rsid="00081b67" officeooo:paragraph-rsid="00081b67" style:font-style-asian="normal" style:font-style-complex="normal"/>
    </style:style>
    <style:style style:name="P13" style:family="paragraph" style:parent-style-name="Text_20_body">
      <style:text-properties fo:language="fr" fo:country="CH" fo:font-style="normal" style:text-underline-style="none" officeooo:rsid="0000a553" officeooo:paragraph-rsid="000502d7" style:font-style-asian="normal" style:font-style-complex="normal"/>
    </style:style>
    <style:style style:name="P14" style:family="paragraph" style:parent-style-name="Text_20_body">
      <style:text-properties fo:language="fr" fo:country="CH" fo:font-style="normal" style:text-underline-style="none" officeooo:rsid="0000a553" officeooo:paragraph-rsid="00081b67" style:font-style-asian="normal" style:font-style-complex="normal"/>
    </style:style>
    <style:style style:name="P15" style:family="paragraph" style:parent-style-name="Text_20_body">
      <style:text-properties fo:language="fr" fo:country="CH" fo:font-style="normal" style:text-underline-style="none" officeooo:rsid="00040f60" officeooo:paragraph-rsid="000502d7" style:font-style-asian="normal" style:font-style-complex="normal"/>
    </style:style>
    <style:style style:name="P16" style:family="paragraph" style:parent-style-name="Text_20_body">
      <style:text-properties fo:language="fr" fo:country="CH" fo:font-style="normal" style:text-underline-style="none" officeooo:rsid="00040f60" officeooo:paragraph-rsid="00081b67" style:font-style-asian="normal" style:font-style-complex="normal"/>
    </style:style>
    <style:style style:name="P17" style:family="paragraph" style:parent-style-name="Header">
      <style:text-properties fo:language="fr" fo:country="CH" officeooo:rsid="0000a553" officeooo:paragraph-rsid="0000a553"/>
    </style:style>
    <style:style style:name="P18" style:family="paragraph" style:parent-style-name="Heading_20_2">
      <style:text-properties fo:language="fr" fo:country="CH"/>
    </style:style>
    <style:style style:name="T1" style:family="text">
      <style:text-properties officeooo:rsid="00040f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02d7" style:font-style-asian="italic" style:font-style-complex="italic"/>
    </style:style>
    <style:style style:name="T4" style:family="text">
      <style:text-properties fo:font-style="italic" officeooo:rsid="00081b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502d7"/>
    </style:style>
    <style:style style:name="T7" style:family="text">
      <style:text-properties officeooo:rsid="0006ca3f"/>
    </style:style>
    <style:style style:name="T8" style:family="text">
      <style:text-properties officeooo:rsid="00081b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LABORATOIRE NO. 4 : ANNEXE</text:h>
      <text:h text:style-name="P1" text:outline-level="3"><text:span text:style-name="T1">Compatibilité de le classe Collection avec différents types de conteneurs de la STL</text:span></text:h>
      <text:p text:style-name="P4">Array</text:p>
      <text:p text:style-name="P8">Le second paramètre générique de la classe <text:span text:style-name="T2">array</text:span> est de type <text:span text:style-name="T2">size_t</text:span> tandis que la classe <text:span text:style-name="T2">Collection</text:span> fourni<text:span text:style-name="T7">t</text:span> un paramètre de type <text:span text:style-name="T2">allocator</text:span>. Ce conteneur n’est donc pas compatible avec la classe <text:span text:style-name="T2">Collection</text:span>.</text:p>
      <text:p text:style-name="P4">Deque</text:p>
      <text:p text:style-name="P8">Le conteneur <text:span text:style-name="T2">deque</text:span> est compatible avec la classe <text:span text:style-name="T2">Collection</text:span><text:span text:style-name="T5"> et fonctionne correctement dans la mesure des tests réalisés dans le fichier </text:span><text:span text:style-name="T2">main.cpp.</text:span></text:p>
      <text:p text:style-name="P5">Forward_list</text:p>
      <text:p text:style-name="P10">Plusieurs méthode (<text:span text:style-name="T2">push_back</text:span>, <text:span text:style-name="T2">size</text:span>, ...) utilisées par le classe <text:span text:style-name="T2">Collection</text:span><text:span text:style-name="T5"> ne sont pas implémentées dans la classe </text:span><text:span text:style-name="T2">Forward_list</text:span><text:span text:style-name="T5">. Ce conteneur n’est donc pas compatible avec la classe </text:span><text:span text:style-name="T2">Collection.</text:span></text:p>
      <text:p text:style-name="P5"><text:span text:style-name="T5">List</text:span></text:p>
      <text:p text:style-name="P9"><text:span text:style-name="T5">Le conteneur </text:span><text:span text:style-name="T3">list</text:span><text:span text:style-name="T5"> est compatible avec la classe </text:span><text:span text:style-name="T2">Collection</text:span><text:span text:style-name="T5"> et fonctionne correctement dans la mesure des tests réalisés dans le fichier </text:span><text:span text:style-name="T2">main.cpp.</text:span></text:p>
      <text:p text:style-name="P11">Map</text:p>
      <text:p text:style-name="P13">Le nombre de paramètres génériques étant de <text:span text:style-name="T6">4</text:span>, ce conteneur n’est pas compatible avec la classe <text:span text:style-name="T2">Collection</text:span>. </text:p>
      <text:p text:style-name="P11">Queue</text:p>
      <text:p text:style-name="P15">Le second paramètre générique de la classe <text:span text:style-name="T3">queue</text:span> <text:span text:style-name="T6">représente un conteneur, </text:span>tandis que la classe <text:span text:style-name="T2">Collection</text:span> fourni<text:span text:style-name="T7">t</text:span> un paramètre de type <text:span text:style-name="T2">allocator</text:span>. Ce conteneur n’est donc pas compatible avec la classe <text:span text:style-name="T2">Collection</text:span>.</text:p>
      <text:p text:style-name="P3">Set</text:p>
      <text:p text:style-name="P7">Le nombre de paramètres génériques étant de 3, ce conteneur n’est pas compatible avec la classe <text:span text:style-name="T2">Collection</text:span>. </text:p>
      <text:p text:style-name="P6"/>
      <text:p text:style-name="P6"/>
      <text:p text:style-name="P6"><text:soft-page-break/>Stack</text:p>
      <text:p text:style-name="P16">Le second paramètre générique de la classe <text:span text:style-name="T4">stack</text:span> <text:span text:style-name="T6">représente un conteneur, </text:span>tandis que la classe <text:span text:style-name="T2">Collection</text:span> fourni<text:span text:style-name="T7">t</text:span> un paramètre de type <text:span text:style-name="T2">allocator</text:span>. Ce conteneur n’est donc pas compatible avec la classe <text:span text:style-name="T2">Collection</text:span>.</text:p>
      <text:p text:style-name="P6">Unordered_map</text:p>
      <text:p text:style-name="P14">Le nombre de paramètres génériques étant de <text:span text:style-name="T8">5</text:span>, ce conteneur n’est pas compatible avec la classe <text:span text:style-name="T2">Collection</text:span>. </text:p>
      <text:p text:style-name="P12">Unordered_set</text:p>
      <text:p text:style-name="P14">Le nombre de paramètres génériques étant de <text:span text:style-name="T6">4</text:span>, ce conteneur n’est pas compatible avec la classe <text:span text:style-name="T2">Collection</text:span>. </text:p>
      <text:p text:style-name="P12">Vector</text:p>
      <text:p text:style-name="P16">Le conteneur <text:span text:style-name="T4">vector</text:span> est compatible avec la classe <text:span text:style-name="T2">Collection</text:span> et fonctionne correctement dans la mesure des tests réalisés dans le fichier <text:span text:style-name="T2">main.c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CH" officeooo:rsid="0000a553" officeooo:paragraph-rsid="0000a553"/>
    </style:style>
    <style:style style:name="MP2" style:family="paragraph" style:parent-style-name="Footer">
      <style:text-properties fo:language="fr" fo:country="CH" officeooo:rsid="0000a553" officeooo:paragraph-rsid="0000a55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2<text:tab/><text:tab/>Sacha Perdrizat</text:p>
        <text:p text:style-name="MP1">Le 08.04.2019<text:tab/><text:tab/>Thibaud Franchetti</text:p>
      </style:header>
      <style:footer>
        <text:p text:style-name="MP2">Annexe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04-14T15:47:34.292234570</dc:date>
    <meta:editing-duration>PT16M49S</meta:editing-duration>
    <meta:editing-cycles>3</meta:editing-cycles>
    <meta:document-statistic meta:table-count="0" meta:image-count="0" meta:object-count="0" meta:page-count="2" meta:paragraph-count="27" meta:word-count="297" meta:character-count="1938" meta:non-whitespace-character-count="1661"/>
  </office:meta>
</office:document-meta>
</file>